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85cm" fo:min-width="12.655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6600" fo:font-weight="bold" style:font-weight-asian="bold" style:font-weight-complex="bold"/>
    </style:style>
    <style:style style:name="T3" style:family="text">
      <style:text-properties style:use-window-font-color="tru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3.155cm" svg:height="19.003cm" svg:x="2.845cm" svg:y="2.085cm">
          <draw:text-box>
            <text:p>英文发音</text:p>
            <text:p/>
            <text:p>发音和汉语不一样</text:p>
            <text:p/>
            <text:p/>
            <text:p>字母：g <text:s/>[dʒiː]</text:p>
            <text:p><text:s text:c="10"/>J <text:s/>[dʒeɪ] </text:p>
            <text:p><text:s text:c="10"/>N [en]</text:p>
            <text:p><text:s text:c="10"/>V <text:s/>[viː]</text:p>
            <text:p><text:s text:c="10"/><text:span text:style-name="T1">W ['dʌbljuː] <text:s text:c="3"/>double U</text:span></text:p>
            <text:p><text:s text:c="11"/></text:p>
            <text:p/>
            <text:p>th <text:s text:c="4"/><text:span text:style-name="T1">th</text:span>is [ðɪs] <text:s text:c="4"/>tru<text:span text:style-name="T1">th</text:span> [truːθ] </text:p>
            <text:p/>
            <text:p><text:span text:style-name="T1">Th</text:span>ank you <text:span text:style-name="T1">v</text:span>ery much</text:p>
            <text:p/>
            <text:p>Milk <text:s text:c="2"/>[mɪlk] <text:s text:c="3"/><text:span text:style-name="T1"><text:s/></text:span><text:span text:style-name="T2">[mjuːk] </text:span></text:p>
            <text:p><text:span text:style-name="T2"/></text:p>
            <text:p><text:span text:style-name="T3">Sheep <text:s text:c="2"/>Ship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51M58S</meta:editing-duration>
    <meta:editing-cycles>7</meta:editing-cycles>
    <meta:generator>OpenOffice/4.1.15$Win32 OpenOffice.org_project/4115m2$Build-9813</meta:generator>
    <dc:date>2025-09-13T09:47:35.70</dc:date>
    <dc:creator>Eric Zhang</dc:creator>
    <meta:document-statistic meta:object-count="24"/>
  </office:meta>
</office:document-meta>
</file>